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solid" style:font-name="Times New Roman" style:text-underline-style="none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  <style:style style:name="T7" style:family="text">
      <style:text-properties style:text-line-through-style="none" style:text-underline-style="none"/>
    </style:style>
    <style:style style:name="T8" style:family="text">
      <style:text-properties style:text-line-through-style="none" style:font-name="Times New Roman1" style:text-underline-style="none"/>
    </style:style>
    <style:style style:name="T9" style:family="text">
      <style:text-properties style:text-line-through-style="none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13_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3, FF 1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Immortality--Judaism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8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Rabbi Akiba, Akiba Ben Joseph, Joseph Albo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5th lecture on Immortality./</text:p>
      <text:p text:style-name="P2"/>
      <text:p text:style-name="P3">[Page 1]</text:p>
      <text:p text:style-name="P3">Brethren. <text:s/>The reverence in which Rabbi Akiba has been/ deservedly held by a nation who remembered his checkered/ life, his surpassing learning, and his death as a martyr/ to freedom and religion, <text:span text:style-name="T2">led</text:span><text:span text:style-name="T5"> gave universality of a practice based upon/ one of his sayings. <text:s/>That illustrious Sage had expressed/ the opinion that </text:span><text:span text:style-name="T2">twelve months is</text:span><text:span text:style-name="T5"> the period of trials,/ when needed, for a spiritual purification beyond the grave is 12 months./ <text:s/>The support to that opinion, as borrowed from the last/ sentence but one of Isaiah, may be declared extremely weak./ <text:s/>It is in fact </text:span><text:span text:style-name="T2">more</text:span><text:span text:style-name="T5"> a kind of mnemonical contrivance;--as frequently used among Rabbis; a reminder of the view set/ forth more than a proof in its favor. <text:s/>Still, all congregations/ of Israel, in deference to the authority of the man, have/ agreed to observe a twelve month's mourning. <text:s/>And </text:span><text:span text:style-name="T2">In</text:span><text:span text:style-name="T5"> in the/ belief that the soul, while undergoing atonement </text:span><text:span text:style-name="T2">feels</text:span><text:span text:style-name="T5"> enjoys a foretaste/ of heaven by the public praises of the Lord, by charitable and/ pious deeds--when emanating from the living it </text:span><text:span text:style-name="T2">dearly</text:span><text:span text:style-name="T5"> fondly loved--/ our people have accepted the custom of reciting the </text:span><text:span text:style-name="T6">Kaddish</text:span><text:span text:style-name="T7">,/ of distributing alms, and making offerings for the maintenance/ of the worship, during the stated period./ <text:s/></text:span></text:p>
      <text:p text:style-name="P3"><text:span text:style-name="T7">I may, not inappropriately I judge, explain, that the/ "Kaddish" which is in the main an acknowledgment of/ God's power to hasten the time when His Divine </text:span><text:span text:style-name="T3">will</text:span><text:span text:style-name="T7"> rule/ </text:span></text:p>
      <text:p text:style-name="P3"><text:span text:style-name="T7"/></text:p>
      <text:p text:style-name="P3"><text:span text:style-name="T7">[Page 2]</text:span></text:p>
      <text:p text:style-name="P3"><text:soft-page-break/><text:span text:style-name="T7">will be recognized throughout the world He created,/ an admission of our inability ever adequately to extol/ His holy name, and of His goodness on which alone our/ welfare depends, as in nearly all Chaldaic--the language mostly spoken/ by our ancestors in the days and country of its composition. <text:s/>It has been/ chosen, because of its comprehensiveness, as a substitute for the/ recital of the whole, or part of the Hebrew ritual, which/ every Israelite in the year of his mourning might not/ have been competent to read aloud in public. <text:s/>But to/ entertain the idea that we do the spirit of the departed/ pleasure by a hurried repetition of it, and the absence of/ acts of goodness and </text:span><text:span text:style-name="T3">benevolence</text:span><text:span text:style-name="T7"> religiousness, is a serious mistake./ <text:s/>I hold that only a devout and intelligent rehearsing of/ the Kaddish during twelve--or eleven months, as general usage will/ have it--accompanied invariably with deeds of self-denial and benevolence,/ in honor to the memory of the dear ones that have gone hence,/ may be to them a cause of spiritual gratification. <text:s/>But/ if anything needs reform, the prevailing habits in the time/ of mourning surely demand it. <text:s/>We must banish as/ irrational and derogatory to our faith the thought that/ a listless attendance at the Synagogue, and the mumbled/ utterance of an occasional invocation to the Deity, is what/ may draw the disembodied soul nearer to its Celestial Source./</text:span></text:p>
      <text:p text:style-name="P3"><text:span text:style-name="T7"/></text:p>
      <text:p text:style-name="P3"><text:span text:style-name="T7">[Page 3]</text:span></text:p>
      <text:p text:style-name="P3"><text:span text:style-name="T7">Nor can the supplications made for the perfect rest of deceased/ relatives, gladden the latter, when the hearts of the survivors/ are enchained to worldly cravings and to selfishness. <text:s/>The/ institution of the </text:span><text:span text:style-name="T6">Hashkabah</text:span><text:span text:style-name="T7">, as Jews of the Sephardic ritual call it, or </text:span><text:span text:style-name="T6">Haz</text:span><text:span text:style-name="T7">-/-</text:span><text:span text:style-name="T6">kareth Neshamoth</text:span><text:span text:style-name="T7">, as those of the Ashkenaz term it, has an/ ancient origin. <text:s/>But its antiquity cannot ensure its efficacy,/ </text:span><text:span text:style-name="T3">when</text:span><text:span text:style-name="T7"> so long as the object to be reached is ignored. <text:s/>In the 12th chapter/ of the 2d book of the Maccabees--which I confess, however, to be/ of uncertain authority--we find that after the battle at/ Jamn</text:span><text:span text:style-name="T8">é</text:span><text:span text:style-name="T9">, the adherents of Judah--the lion-hearted--while about to bury their/ brethren who had died in battle, discovered in the sacks of/ the slain things which the enemy had consecrated to idols./ <text:s/>At that sight, the faithful betook themselves to prayer, en-/-treating the Lord that those who had departed from earth/ in sin might meet forgiveness in heaven. <text:s/>But the/ Asmonean general exhorted all to avoid falling into the/ same transgression</text:span><text:span text:style-name="T4">s</text:span><text:span text:style-name="T9"> and, having asked from each per-/-son an equal sum, sent it to Jerusalem that expiatory/ sacrifices might be offered. <text:s/>I learn then that the pure conduct/ of the living </text:span><text:span text:style-name="T4">then</text:span><text:span text:style-name="T9"> and their deeds of piety must be joined/ to their petitions for the deceased, in order to procure the/ latter ethereal exaltation. <text:s/>So I have a right to interpret the teachings/</text:span></text:p>
      <text:p text:style-name="P3"><text:span text:style-name="T9"/></text:p>
      <text:p text:style-name="P3"><text:span text:style-name="T9">[Page 4]</text:span></text:p>
      <text:p text:style-name="P3"><text:span text:style-name="T9">of later Rabbis in connection with the opinion of their/ predecessor, the famous Akiba Ben Joseph./</text:span></text:p>
      <text:p text:style-name="P3"><text:span text:style-name="T9">Those of our philosophers, who, in homage to the memory/ of one so great, have accepted his views, reason thereupon/ in a manner which to me, appears sensible and satisfact-/-ory. <text:s/>Joseph Albo, noted principally for his opposition/ to </text:span><text:span text:style-name="T4">Maimonides</text:span><text:span text:style-name="T9"> the formulated creeds of Maimonides, and who in his book/ has reduced Jewish fundamental doctrines to three, namely; the/ existence of a Creator, a</text:span><text:span text:style-name="T4">n inspired Law</text:span><text:span text:style-name="T9"> revealed legislation, and reward and punish-/-ment for human actions, argues thus: we all are naturally/ wedded to habits we have </text:span><text:span text:style-name="T4">long</text:span><text:span text:style-name="T9"> contracted and closely followed. <text:s/>Such/ feelings can be noticed even in infants. <text:s/>For on being weaned/ and supplied with more substantial and varied food, a young/ child will nevertheless crave and cry for its mother's milk. <text:s/>And/ there is scarcely any of us who has not experienced a degree/ of uneasiness at a change of residence, or of companions/ and of surroundings, though the change be for the better./ <text:s/>Now: the soul through its close association with the/ body may receive a shock by the </text:span><text:span text:style-name="T4">total</text:span><text:span text:style-name="T9"> entire separation. <text:s/>Not/-withstanding its thorough emancipation from the confinement/ of a perishable tenement, it may possibly feel somewhat/ like a prisoner who, in coming out of his cell, cannot at/ once face the bright sun and walk at its light steadily/</text:span></text:p>
      <text:p text:style-name="P3"><text:span text:style-name="T9"/></text:p>
      <text:p text:style-name="P3"><text:span text:style-name="T9">[Page 5]</text:span></text:p>
      <text:p text:style-name="P3"><text:span text:style-name="T9">and erect. <text:s/>It takes sometime to accustom oneself/ to any new mode of living. <text:s/>The saying of the Tal-/-</text:span><text:soft-page-break/><text:span text:style-name="T9">mudists that the disembodied spirit ascends and descends/ for twelve months, may allegorically signify the sen-/-timent I have just expressed. <text:s/>But it is rational/ to infer that in proportion to the control which the soul/ has exercised, by its elevated thoughts and lofty aspirations,/ over the body during their union, so will be its facility to/ leave behind the recollection of things mundane, and enjoy/ the companionship of the </text:span><text:span text:style-name="T4">righteous</text:span><text:span text:style-name="T9"> blessed and the contemplation/ of the Essence of Goodness. <text:s/>On the contrary, in the same ratio/ as the soul was under the dominion of low cravings and/ appetites, so will its difficulty be to wring itself upward/ to a purely ethereal existence. <text:s/>Albo inclines to/ think that a mighty struggle will ensue. <text:s/>Devoid of/ the means by which it formerly gratified long habits, that/ is, deprived of the agency of the limbs, the soul of the unright-/-eous will be at war with itself. <text:s/>An intense hankering/ after pleasures which can no more be satisfied, and a/ yearning for a bliss which it is yet unfit to enjoy, will oc-/-casion torments severer than the cutting of sharp swords, or/ the burning of fire. <text:s/>But the righteous man who,/ during a terrestrial existence was moderate in his desires,/</text:span></text:p>
      <text:p text:style-name="P3"><text:span text:style-name="T9"/></text:p>
      <text:p text:style-name="P3"><text:span text:style-name="T9">[Page 6]</text:span></text:p>
      <text:p text:style-name="P3"><text:span text:style-name="T9">who learnt to subdue his passions, who acted like a/ servant knowing the character of his Master for justice/ and mercy, and striving to initiate Him, so as to be/ kept in a charge mutually agreeable, such a man can-/-not be exposed to a contest harrowing to the soul. <text:s/>He/ had very night prepared here below for the change which/ would take place above. <text:s/>Seven days or a month to the/ furtherest[sic!] extent will suffice him to recover from the shock/ of the separation, and thenceforth the delights of a/ new and higher existence will be shared and valued, as/ priceless treasures stored up by the Almighty Creator./ <text:s/>That is the meaning which the Talmudists intend to convey/ when they picture the different pleasures attending a life/ hereafter, </text:span><text:span text:style-name="T4">and</text:span><text:span text:style-name="T9"> culminating </text:span><text:span text:style-name="T4">with</text:span><text:span text:style-name="T9"> in the wearing of a crown/ and basking in the splendour of the Divinity. <text:s/>Material/ is unavoidably the language they employ in their des-/-cription, but under cover of similes and metaphors </text:span><text:span text:style-name="T4">and similes</text:span><text:span text:style-name="T9"> lies a/ fund of wisdom, which claims our study and medi-/tation. <text:s/>But what has a greater title to our attention/ is the lesson that the purer had been our conduct/ the calmer and sweeter will be the passage </text:span><text:span text:style-name="T4">be</text:span><text:span text:style-name="T9"> from/ the mortal to the immortal./</text:span></text:p>
      <text:p text:style-name="P3"><text:span text:style-name="T9"/></text:p>
      <text:p text:style-name="P3"><text:span text:style-name="T9">[Page 7]</text:span></text:p>
      <text:p text:style-name="P3"><text:span text:style-name="T9"><text:tab/>Brethren. <text:s/>In pursuance of a promise made in/ my last lecture, I have offered some slight information/ on what one of our most celebrated Sages and one of our accredited philosophers have/ advanced, regarding the state of the soul in the world to/ come. <text:s/>I have simply brought before your </text:span><text:span text:style-name="T4">minds</text:span><text:span text:style-name="T9"> understanding, what/ mine has assented to. <text:s/>I do not urge its </text:span><text:span text:style-name="T4">acceptance</text:span><text:span text:style-name="T9"> adoption/ as infallible, for what, to me, seems the most reason-/-able of conjunctures, you may perhaps reject, and obtain/ your support from authorities equally </text:span><text:span text:style-name="T4">great</text:span><text:span text:style-name="T9"> eminent as those/ I have cited. <text:s/>My aim, however, has not been to/ secure your adhesion to this or that opinion in </text:span><text:span text:style-name="T4">meal</text:span><text:span text:style-name="T9"> matters/ of a metaphysical nature; about particulars which must/ always remain in the domains of speculation, logical/ perchance, but still mere speculations. <text:s/>I have rather/ sought to confirm your belief in the truth of immortality,/ a spring of human virtues, a fountain of consolation, a flow-/-ing stream to whose placid water we trustingly commit/ ourselves when weary of trials, sure to be carried at length/ to golden fields of joyous harvests. <text:s/>And I have had also in/ view the commending of a better method of evening our reverence/ for the dear departed, more sensible, more beneficial to them </text:span><text:span text:style-name="T4">and</text:span><text:span text:style-name="T9">/ and to us than that pursued heretofore by the multitude, more/ calculated than </text:span><text:span text:style-name="T4">it</text:span><text:span text:style-name="T9"> the </text:span><text:span text:style-name="T4">[?]</text:span><text:span text:style-name="T9"> bare recital of an occasional revocation to edify, exalt and ennoble our feelings./</text:span></text:p>
      <text:p text:style-name="P3"><text:span text:style-name="T9"/></text:p>
      <text:p text:style-name="P3"><text:span text:style-name="T9">[Page 8]<text:line-break/>I now stop. <text:s/>I shall declare well spent the hours/ </text:span><text:span text:style-name="T4">at</text:span><text:span text:style-name="T9"> during which I pondered on this and the other </text:span><text:span text:style-name="T4">too</text:span><text:span text:style-name="T9"> two/ subjects of my series, if the little I was able to/ say thereupon has strengthened the youths of my/ congregation in the leading doctrines of our religion. <text:s/>If,/ as they go forth treading a path often beset with/ difficulties, they will see God everywhere, find His/ unerring Guide in the </text:span><text:span text:style-name="T4">uttterances</text:span><text:span text:style-name="T9"> </text:span><text:soft-page-break/><text:span text:style-name="T9">enunciations of Sinai, and derive/ courage from the hope of a </text:span><text:span text:style-name="T4">blissful</text:span><text:span text:style-name="T9"> genial transformation/ into an angelic existence. <text:s/>I may never rejoice in the/ evidences of my teachings, but I feel that every senti-/-ment of piety I shall have awakened, every wish </text:span><text:span text:style-name="T4">I</text:span><text:span text:style-name="T9"> I shall have excited to cast/ off wrong and embrace right, to </text:span><text:span text:style-name="T4">abhor</text:span><text:span text:style-name="T9"> make falsehood and/ hypocrisy odious and </text:span><text:span text:style-name="T4">love</text:span><text:span text:style-name="T9"> honest and truth </text:span><text:span text:style-name="T4">I shall have incited</text:span><text:span text:style-name="T9"> loveable, such of those sentiments will be an advocate/ in my behalf before the </text:span><text:span text:style-name="T4">throne</text:span><text:span text:style-name="T9"> judgment seat of our/ Creator, our </text:span><text:span text:style-name="T4">Father</text:span><text:span text:style-name="T9"> Legislator; </text:span><text:span text:style-name="T4">and</text:span><text:span text:style-name="T9"> the all-saving God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7T13:46:19.21</meta:creation-date>
    <meta:document-statistic meta:table-count="0" meta:image-count="0" meta:object-count="0" meta:page-count="5" meta:paragraph-count="79" meta:word-count="1962" meta:character-count="11971"/>
    <dc:date>2013-02-07T14:52:31.48</dc:date>
    <meta:editing-duration>PT2M31S</meta:editing-duration>
    <meta:editing-cycles>1</meta:editing-cycles>
    <meta:generator>OpenOffice.org/3.4.1$Win32 OpenOffice.org_project/341m1$Build-9593</meta:generator>
  </office:meta>
</office:document-meta>
</file>